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Ubuntu" svg:font-family="Ubuntu"/>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P2" style:family="paragraph" style:parent-style-name="Text_20_body">
      <style:paragraph-properties fo:margin-top="0.3472in" fo:margin-bottom="0in" fo:line-height="138%" style:writing-mode="lr-tb"/>
      <style:text-properties fo:font-variant="normal" fo:text-transform="none" fo:color="#000000" style:text-line-through-style="none" style:font-name="Ubuntu" fo:font-size="10.5pt" fo:font-style="normal" style:text-underline-style="none" fo:font-weight="normal" style:text-blinking="false" fo:background-color="transparent"/>
    </style:style>
    <style:style style:name="P3" style:family="paragraph" style:parent-style-name="Text_20_body">
      <style:paragraph-properties fo:margin-left="0in" fo:margin-right="0in" fo:margin-top="0in" fo:margin-bottom="0in" fo:line-height="138%" fo:text-indent="0.5in" style:auto-text-indent="false" style:writing-mode="lr-tb"/>
      <style:text-properties style:font-name="Times New Roman" fo:font-size="12pt" style:font-size-asian="12pt" style:font-size-complex="12pt"/>
    </style:style>
    <style:style style:name="P4" style:family="paragraph" style:parent-style-name="Text_20_body">
      <style:paragraph-properties fo:margin-left="0in" fo:margin-right="0in" fo:margin-top="0in" fo:margin-bottom="0in" fo:line-height="138%" fo:text-indent="0.5in" style:auto-text-indent="false" style:writing-mode="lr-tb"/>
    </style:style>
    <style:style style:name="T1" style:family="text">
      <style:text-properties fo:font-variant="normal" fo:text-transform="none" fo:color="#000000" style:text-line-through-style="none" fo:font-style="normal" style:text-underline-style="none" fo:font-weight="normal" style:text-blinking="false" fo:background-color="transparent"/>
    </style:style>
    <style:style style:name="T2" style:family="text">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docs-internal-guid-a7814181-9303-0314-b70b-a446deca4b52"/>In one to two paragraphs, what is your research topic, what question(s) do you want to explore?</text:p>
      <text:p text:style-name="P2">In one to two paragraphs, what is your data source? How will you get it? What kind of work will you have to do to prepare it? What tool(s) will you use to transform and analyze it? Your answer to this should give me an overall picture of how you intend to get from point A to Z.</text:p>
      <text:p text:style-name="P2">Describe what each group member intends to do.</text:p>
      <text:p text:style-name="Standard"/>
      <text:p text:style-name="Standard"/>
      <text:p text:style-name="P3"><text:bookmark text:name="docs-internal-guid-a7814181-9303-3aa6-b0ad-680f0b997de9"/><text:span text:style-name="T1">The topic of immigration is one that has always been in the minds and on the tongues of Americans for over 100 years. <text:s/>With this topic only gaining more attention over the last year, causes the questions regarding the issues. <text:s/>The United States was always known for being a land of opportunity, a place where anyone could have the dream, yet now the rigor upon the rights of gaining permanent citizenship has drastically increased. <text:s/>Looking at data from both the documents of Ellis Island and the modern sources of Homeland Security, one would be able to notice this drastic change. <text:s/>After looking at the documents and noticing the constant changes over the years, the issue of immigration became one that could not be overlooked. <text:s/>As for the tasks of each group member the group now contains only three people and thus presents an issue. <text:s/>Since there are four titles, the officer titles of the group shall be run by committee. <text:s/>This essentially means that every office will be taken care of by every group member, helping one-another when necessary. <text:s/>This way every group member gets a handle on all the elements of the project, to gain a full grasp of all the lessons during the course of the semester. <text:s/>This will allow all the offices of the project to be fulfilled without one person having to strain through the bulk of the work. <text:s/>In this project, we will look to investigate the immigration of the United States, the people that arrived, the countries they came from, and the rigor of the tests in order to enter the nation. </text:span></text:p>
      <text:p text:style-name="P4"><text:span text:style-name="T2">The topic of immigration is one that is very relevant during the modern era of politics, with many new assumptions now being made regarding the issue of immigration begs a closer discerning set of eyes. <text:s/>In order to gain this information the project will use a number of different sources beginning with an investigation of demographics of the Ellis Island immigrants. <text:s/>Using data from the primary and secondary sources we will develop a table that displays the demographic information of a number of immigrants who entered the United States through Ellis Island during the hight of it's opening (</text:span><text:span text:style-name="T1">1892–1943</text:span><text:span text:style-name="T2">). <text:s/>This data will be gathered and converted to CSV excel files through the program WebScraper, giving way to produce a relevant and clear table in the program called Tableau. <text:s/>Some of these sources are listed as digital article files thus this will take some different methods in order to transcribe, this will include the creation of CSV excel files through reading documents and building spreadsheets by </text:span><text:soft-page-break/><text:span text:style-name="T2">hand if there is no way to scrape a document that does not contain a URL. <text:s/>This part of the project will also include electronic sources from databases displaying a list of all the names of immigrants who entered Ellis Island in the span of years in question. <text:s/>The second Table this topic will include will be a Tableau visualization that displays the demographic of immigrants who enter the United States through the modern immigration and citizenship tests. <text:s/>This will be done by investigating the electronic sources offered by the United States Department of Homeland Security and the United States Citizenship and Immigration Services. <text:s/>This information is all available for scraping through the web, and gathering this data into a CSV excel file just as done with the last set of data. <text:s/>With this information placed into a Tableau visualization, this project will place both tables together to show the difference in immigration demographic going from Ellis Island to the modern era. <text:s/></text:span></text:p>
      <text:p text:style-name="P4"><text:span text:style-name="T2"/></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Ubuntu" svg:font-family="Ubuntu"/>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6T15:26:12</meta:creation-date>
    <dc:date>2017-11-06T16:59:49</dc:date>
    <meta:editing-duration>PT38S</meta:editing-duration>
    <meta:editing-cycles>2</meta:editing-cycles>
    <meta:generator>OpenOffice.org/3.4.1$Unix OpenOffice.org_project/341m1$Build-9593</meta:generator>
    <meta:document-statistic meta:table-count="0" meta:image-count="0" meta:object-count="0" meta:page-count="2" meta:paragraph-count="5" meta:word-count="678" meta:character-count="3953"/>
  </office:meta>
</office:document-meta>
</file>